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4285" officeooo:paragraph-rsid="000f4285"/>
    </style:style>
    <style:style style:name="P2" style:family="paragraph" style:parent-style-name="Standard">
      <style:text-properties officeooo:rsid="000f4285" officeooo:paragraph-rsid="00104898"/>
    </style:style>
    <style:style style:name="T1" style:family="text">
      <style:text-properties officeooo:rsid="00104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l XPS-15 Ubuntu 18.04 安装步骤：</text:p>
      <text:p text:style-name="P1"/>
      <text:p text:style-name="P1">1 改变硬盘模式</text:p>
      <text:p text:style-name="P1">① 在搜索栏中输入msconfig， 勾选安全引导、最小；重启，按F2进入setup设置；</text:p>
      <text:p text:style-name="P1">② 将硬盘由raid on调整为AHCI（不必理会警示），将Secure boot disable， legacy disable；</text:p>
      <text:p text:style-name="P1">③ 启动后打开msconfig，取消安全引导，再重新启动即可恢复正常；</text:p>
      <text:p text:style-name="P1"/>
      <text:p text:style-name="P1">2 保证一定大小的未分配磁盘；U盘启动安装ubuntu；</text:p>
      <text:p text:style-name="P1">分区最好自己设置（选择其它选项）. 详细方法可见网上资料。</text:p>
      <text:p text:style-name="P1"/>
      <text:p text:style-name="P1">只需设置两个分区：</text:p>
      <text:p text:style-name="P1">① Ubuntu的EFI分区，/root , &gt;256MB 即可 （逻辑分区，起始地址）</text:p>
      <text:p text:style-name="P1">②剩余全部为Ext 4 日志文件分区，挂载于 / <text:s/>, <text:s/>(逻辑分区，起始地址)</text:p>
      <text:p text:style-name="P1">③最后注意将启动盘设为①分区（这个分区是Ubuntu的EFI）</text:p>
      <text:p text:style-name="P1"/>
      <text:p text:style-name="P2">3 改变显卡设置</text:p>
      <text:p text:style-name="P2">①启动时按住shift<text:span text:style-name="T1">，选择Ubuntu 安全模式</text:span></text:p>
      <text:p text:style-name="P2">②选择两次resume<text:span text:style-name="T1">，可进入，安全模式，打开终端</text:span></text:p>
      <text:p text:style-name="P2">……</text:p>
      <text:p text:style-name="P2">在某一行加入 nomodeset<text:span text:style-name="T1">，保存后update，退出重启。双系统可正常使用。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3:58:35.278077345</meta:creation-date>
    <dc:date>2018-07-18T00:12:22.801515676</dc:date>
    <meta:editing-duration>PT2M57S</meta:editing-duration>
    <meta:editing-cycles>1</meta:editing-cycles>
    <meta:document-statistic meta:table-count="0" meta:image-count="0" meta:object-count="0" meta:page-count="1" meta:paragraph-count="16" meta:word-count="309" meta:character-count="468" meta:non-whitespace-character-count="435"/>
    <meta:generator>LibreOffice/6.0.3.2$Linux_X86_64 LibreOffice_project/00m0$Build-2</meta:generator>
  </office:meta>
</office:document-meta>
</file>